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1be4a7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26e14b"/>
    </style:style>
    <style:style style:name="P62" style:family="paragraph" style:parent-style-name="Standard">
      <style:text-properties officeooo:paragraph-rsid="0e5c6890"/>
    </style:style>
    <style:style style:name="P63" style:family="paragraph" style:parent-style-name="Footnote">
      <style:text-properties officeooo:paragraph-rsid="0e72255e"/>
    </style:style>
    <style:style style:name="P64" style:family="paragraph" style:parent-style-name="Footnote">
      <style:text-properties officeooo:paragraph-rsid="0e81bf91"/>
    </style:style>
    <style:style style:name="P65" style:family="paragraph" style:parent-style-name="Footnote">
      <style:text-properties officeooo:paragraph-rsid="0e9381e6"/>
    </style:style>
    <style:style style:name="P66" style:family="paragraph" style:parent-style-name="Footnote">
      <style:text-properties officeooo:paragraph-rsid="0ea78533"/>
    </style:style>
    <style:style style:name="P67" style:family="paragraph" style:parent-style-name="Footnote">
      <style:text-properties officeooo:paragraph-rsid="0ead3525"/>
    </style:style>
    <style:style style:name="P68" style:family="paragraph" style:parent-style-name="Footnote">
      <style:text-properties officeooo:paragraph-rsid="0ef98af7"/>
    </style:style>
    <style:style style:name="P69" style:family="paragraph" style:parent-style-name="Footnote">
      <style:text-properties officeooo:paragraph-rsid="0f01ec83"/>
    </style:style>
    <style:style style:name="P70" style:family="paragraph" style:parent-style-name="Footnote">
      <style:text-properties officeooo:paragraph-rsid="0f05db4d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Standard">
      <style:text-properties officeooo:paragraph-rsid="0f28fb61"/>
    </style:style>
    <style:style style:name="P73" style:family="paragraph" style:parent-style-name="Standard">
      <style:text-properties officeooo:paragraph-rsid="0f41fd77"/>
    </style:style>
    <style:style style:name="P74" style:family="paragraph" style:parent-style-name="Standard">
      <style:text-properties officeooo:paragraph-rsid="0f430ec2"/>
    </style:style>
    <style:style style:name="P75" style:family="paragraph" style:parent-style-name="Standard">
      <style:text-properties officeooo:paragraph-rsid="0f4d8759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f5f1cf7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daef67d"/>
    </style:style>
    <style:style style:name="P80" style:family="paragraph" style:parent-style-name="Standard">
      <style:paragraph-properties fo:text-align="center" style:justify-single-word="false"/>
      <style:text-properties officeooo:paragraph-rsid="0db0d4d1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d804757"/>
    </style:style>
    <style:style style:name="P84" style:family="paragraph" style:parent-style-name="Standard">
      <style:paragraph-properties fo:text-align="center" style:justify-single-word="false"/>
      <style:text-properties officeooo:paragraph-rsid="0dce9327"/>
    </style:style>
    <style:style style:name="P85" style:family="paragraph" style:parent-style-name="Standard">
      <style:text-properties officeooo:paragraph-rsid="0ef8a941"/>
    </style:style>
    <style:style style:name="P86" style:family="paragraph" style:parent-style-name="Standard">
      <style:text-properties officeooo:paragraph-rsid="0cb27039"/>
    </style:style>
    <style:style style:name="P87" style:family="paragraph" style:parent-style-name="Standard">
      <style:text-properties officeooo:paragraph-rsid="0ea9445c"/>
    </style:style>
    <style:style style:name="P88" style:family="paragraph" style:parent-style-name="Standard">
      <style:text-properties officeooo:paragraph-rsid="0f449ce3"/>
    </style:style>
    <style:style style:name="P89" style:family="paragraph" style:parent-style-name="Standard">
      <style:text-properties officeooo:paragraph-rsid="0d2e61eb"/>
    </style:style>
    <style:style style:name="P90" style:family="paragraph" style:parent-style-name="Standard">
      <style:text-properties officeooo:paragraph-rsid="0f4eeba0"/>
    </style:style>
    <style:style style:name="P91" style:family="paragraph" style:parent-style-name="Standard">
      <style:text-properties officeooo:paragraph-rsid="0f467e32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47cacfc" officeooo:paragraph-rsid="0f22b25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3f2d536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f541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7461be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text-underline-style="none"/>
    </style:style>
    <style:style style:name="T192" style:family="text">
      <style:text-properties fo:color="#000000" loext:opacity="100%" style:text-line-through-style="none" style:text-line-through-type="none" style:text-underline-style="none" officeooo:rsid="01657261"/>
    </style:style>
    <style:style style:name="T193" style:family="text">
      <style:text-properties fo:color="#000000" loext:opacity="100%" style:text-line-through-style="none" style:text-line-through-type="none" style:text-underline-style="none" officeooo:rsid="0382ccb7"/>
    </style:style>
    <style:style style:name="T194" style:family="text">
      <style:text-properties fo:color="#000000" loext:opacity="100%" style:text-line-through-style="none" style:text-line-through-type="none" style:text-underline-style="none" officeooo:rsid="0f486fef"/>
    </style:style>
    <style:style style:name="T19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9" style:family="text">
      <style:text-properties fo:color="#000000" loext:opacity="100%" style:font-name="Liberation Sans" fo:font-size="12pt" style:font-size-asian="12pt" style:font-size-complex="12pt"/>
    </style:style>
    <style:style style:name="T25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2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style:font-size-asian="12pt" style:font-size-complex="12pt"/>
    </style:style>
    <style:style style:name="T330" style:family="text">
      <style:text-properties style:use-window-font-color="true" loext:opacity="0%" style:font-name="Liberation Sans" officeooo:rsid="0efd8e5c"/>
    </style:style>
    <style:style style:name="T33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3" style:family="text">
      <style:text-properties officeooo:rsid="04473353"/>
    </style:style>
    <style:style style:name="T33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officeooo:rsid="0aace3cd"/>
    </style:style>
    <style:style style:name="T338" style:family="text">
      <style:text-properties fo:font-size="8pt" style:font-size-asian="8pt" style:font-size-complex="8pt" loext:padding="0.049cm" loext:border="0.31pt solid #000000"/>
    </style:style>
    <style:style style:name="T339" style:family="text">
      <style:text-properties officeooo:rsid="0e5635a7"/>
    </style:style>
    <style:style style:name="T340" style:family="text">
      <style:text-properties officeooo:rsid="0e56c5f4"/>
    </style:style>
    <style:style style:name="T341" style:family="text">
      <style:text-properties officeooo:rsid="0e80285f"/>
    </style:style>
    <style:style style:name="T342" style:family="text">
      <style:text-properties officeooo:rsid="0e838e2a"/>
    </style:style>
    <style:style style:name="T343" style:family="text">
      <style:text-properties officeooo:rsid="0e83c34e"/>
    </style:style>
    <style:style style:name="T344" style:family="text">
      <style:text-properties officeooo:rsid="0ee1abbb"/>
    </style:style>
    <style:style style:name="T3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8" style:family="text">
      <style:text-properties officeooo:rsid="0f0ca65a"/>
    </style:style>
    <style:style style:name="T349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216">C</text:span></text:span><text:span text:style-name="Strong_20_Emphasis"><text:span text:style-name="T215">hecklist voor </text:span></text:span><text:span text:style-name="Strong_20_Emphasis"><text:span text:style-name="T217">de installatie</text:span></text:span><text:span text:style-name="Strong_20_Emphasis"><text:span text:style-name="T215"> van </text:span></text:span><text:span text:style-name="Strong_20_Emphasis"><text:span text:style-name="T215"><text:user-field-get text:name="Distro">Ubuntu</text:user-field-get></text:span></text:span><text:span text:style-name="Strong_20_Emphasis"><text:span text:style-name="T215"><text:s/></text:span></text:span><text:span text:style-name="Strong_20_Emphasis"><text:span text:style-name="T223"><text:user-field-get text:name="Version">22.04</text:user-field-get></text:span></text:span><text:span text:style-name="Strong_20_Emphasis"><text:span text:style-name="T219"><text:s/></text:span></text:span><text:span text:style-name="Strong_20_Emphasis"><text:span text:style-name="T220">LTS</text:span></text:span><text:span text:style-name="Strong_20_Emphasis"><text:span text:style-name="T220"><text:note text:id="ftn1" text:note-class="footnote"><text:note-citation>1</text:note-citation><text:note-body><text:p text:style-name="P70"><text:span text:style-name="T256">LTS</text:span><text:span text:style-name="T264"> </text:span><text:span text:style-name="T265">staat voor</text:span><text:span text:style-name="T263"> </text:span><text:span text:style-name="T256">Long-Term Support, langetermijnondersteuning, </text:span><text:span text:style-name="T266">en </text:span><text:span text:style-name="T267">d</text:span><text:span text:style-name="T266">eze </text:span><text:span text:style-name="Strong_20_Emphasis"><text:span text:style-name="T273"><text:user-field-get text:name="Distro">Ubuntu</text:user-field-get></text:span></text:span><text:span text:style-name="T266"><text:s/></text:span><text:span text:style-name="T274"><text:user-field-get text:name="Version">22.04</text:user-field-get></text:span><text:span text:style-name="T274"><text:s/></text:span><text:span text:style-name="T266">LTS </text:span><text:span text:style-name="T268">(codenaam </text:span><text:span text:style-name="T272">j</text:span><text:span text:style-name="T345">ammy</text:span><text:span text:style-name="T268">) </text:span><text:span text:style-name="T265">van</text:span><text:span text:style-name="T262"> </text:span><text:span text:style-name="T260">april</text:span><text:span text:style-name="T258"> </text:span><text:span text:style-name="Strong_20_Emphasis"><text:span text:style-name="T140"><text:user-field-get style:data-style-name="N0" text:name="Releaseyear">2022</text:user-field-get></text:span></text:span><text:span text:style-name="T260"><text:s/></text:span><text:span text:style-name="T256">wordt </text:span><text:span text:style-name="T257">vijf</text:span><text:span text:style-name="T256"> jaar onder</text:span><text:span text:style-name="T271">steund</text:span><text:span text:style-name="T261"> </text:span><text:span text:style-name="T256">tot </text:span><text:span text:style-name="T260">april</text:span><text:span text:style-name="T255"> </text:span><text:span text:style-name="T256">202</text:span><text:span text:style-name="T260">7</text:span><text:span text:style-name="T259">.</text:span></text:p></text:note-body></text:note></text:span></text:span><text:span text:style-name="Strong_20_Emphasis"><text:span text:style-name="T221"> </text:span></text:span><text:span text:style-name="Strong_20_Emphasis"><text:span text:style-name="T222"><text:user-field-get text:name="Edition">desktop</text:user-field-get></text:span></text:span><text:span text:style-name="Strong_20_Emphasis"><text:span text:style-name="T218">.</text:span></text:span></text:p>
      <text:p text:style-name="P9"/>
      <text:p text:style-name="P96"><text:span text:style-name="T131"/></text:p>
      <text:p text:style-name="P15"><text:span text:style-name="T21">Vul </text:span><text:span text:style-name="T20">achter</text:span><text:span text:style-name="T15"> de </text:span><text:span text:style-name="Definition"><text:span text:style-name="T348">ONDERSTREEPTE</text:span></text:span><text:span text:style-name="T1"> </text:span><text:span text:style-name="T16">woorden</text:span><text:span text:style-name="T15"> het</text:span><text:span text:style-name="Strong_20_Emphasis"><text:span text:style-name="T282"> </text:span></text:span><text:span text:style-name="Strong_20_Emphasis"><text:span text:style-name="T283">tekstvak</text:span></text:span><text:span text:style-name="T16"> </text:span><text:span text:style-name="T21">in,</text:span><text:span text:style-name="T16"> </text:span><text:span text:style-name="T299">zie </text:span><text:span text:style-name="T330">[</text:span><text:span text:style-name="T299">toelichting</text:span><text:span text:style-name="T330">]</text:span><text:span text:style-name="T16">:</text:span></text:p>
      <text:p text:style-name="P2"><text:span text:style-name="Definition"><text:span text:style-name="T25">GEBRUIKER</text:span></text:span><text:span text:style-name="T306"><text:tab/><text:tab/></text:span><text:span text:style-name="T329"> <text:tab/><text:tab/></text:span><text:span text:style-name="T307"><draw:control text:anchor-type="as-char" svg:y="-0.429cm" draw:z-index="6" draw:name="Gebruiker" draw:style-name="gr2" draw:text-style-name="P99" svg:width="6.002cm" svg:height="0.6cm" draw:control="control7"><svg:title>Gebruiker</svg:title><svg:desc>Volledige naam, bijv. Jan Stek</svg:desc></draw:control></text:span><text:span text:style-name="T307"><text:tab/></text:span><text:span text:style-name="T308">[</text:span><text:span text:style-name="T302">volledige naam, bijv. </text:span><text:span text:style-name="T303">J</text:span><text:span text:style-name="T327">a</text:span><text:span text:style-name="T303">n </text:span><text:span text:style-name="T327">Jansen</text:span><text:span text:style-name="T328">]</text:span></text:p>
      <text:p text:style-name="P71"><text:span text:style-name="Definition"><text:span text:style-name="T301">g</text:span></text:span><text:span text:style-name="Definition">ebruikersnaam</text:span><text:span text:style-name="T300"><text:tab/></text:span><text:span text:style-name="T300"><draw:control text:anchor-type="as-char" svg:y="-0.429cm" draw:z-index="16" draw:name="Gberuikersnaam 2" draw:style-name="gr2" draw:text-style-name="P99" svg:width="6.002cm" svg:height="0.6cm" draw:control="control17"><svg:title>Gebruikersnaam</svg:title><svg:desc>Korte naam, bijv. jan</svg:desc></draw:control></text:span><text:span text:style-name="T300"><text:tab/></text:span><text:span text:style-name="T8">[</text:span><text:span text:style-name="T7">korte naam, bijv. </text:span><text:span text:style-name="T229">j</text:span><text:span text:style-name="T230">a</text:span><text:span text:style-name="T229">n</text:span><text:span text:style-name="T231">]</text:span></text:p>
      <text:p text:style-name="P6"><text:span text:style-name="Definition">COMPUTERNAAM</text:span><text:span text:style-name="T309"><text:tab/><text:tab/></text:span><draw:control text:anchor-type="as-char" svg:y="-0.429cm" draw:z-index="7" draw:name="Computernaam" draw:style-name="gr2" draw:text-style-name="P99" svg:width="6.002cm" svg:height="0.6cm" draw:control="control8"><svg:title>Computernaam</svg:title><svg:desc>Unieke naam van de computer</svg:desc></draw:control><text:tab/><text:span text:style-name="T315">[</text:span><text:span text:style-name="T311">naam van de compute</text:span><text:span text:style-name="T312">r, </text:span><text:span text:style-name="T313">bijv. </text:span><text:span text:style-name="T314">pc02</text:span><text:span text:style-name="T315">]</text:span></text:p>
      <text:p text:style-name="P1"><text:span text:style-name="Definition">OPSTARTMEnU</text:span><text:span text:style-name="T307"><text:tab/><text:tab/><text:tab/></text:span><text:span text:style-name="T307"><draw:control text:anchor-type="as-char" svg:y="-0.429cm" draw:z-index="8" draw:name="Opstartmenu" draw:style-name="gr2" draw:text-style-name="P99" svg:width="6.002cm" svg:height="0.6cm" draw:control="control9"><svg:title>Opstartmenu</svg:title><svg:desc>Toets voor het opstartmenu ("bootmenu")</svg:desc></draw:control></text:span><text:span text:style-name="T307"><text:tab/></text:span><text:span text:style-name="T315">[</text:span><text:span text:style-name="T311">to</text:span><text:span text:style-name="T316">ets voor het opstartmedium</text:span><text:span text:style-name="T317">]</text:span></text:p>
      <text:p text:style-name="P5"><text:span text:style-name="Definition"><text:span text:style-name="T310">INSTELLINGE</text:span></text:span><text:span text:style-name="Definition">N</text:span><text:span text:style-name="T310"> <text:tab/><text:tab/><text:tab/></text:span><text:span text:style-name="T310"><draw:control text:anchor-type="as-char" svg:y="-0.429cm" draw:z-index="5" draw:name="Instellingen" draw:style-name="gr2" draw:text-style-name="P99" svg:width="6.002cm" svg:height="0.6cm" draw:control="control6"><svg:title>Instellingen</svg:title><svg:desc>Toets voor het BIOS/UEFI-scherm ("setup")</svg:desc></draw:control></text:span><text:span text:style-name="T310"><text:tab/></text:span><text:span text:style-name="T315">[</text:span><text:span text:style-name="T311">toets voor het UEFI-BIOS-scherm</text:span><text:span text:style-name="T315">]</text:span></text:p>
      <text:p text:style-name="P3"><text:span text:style-name="Definition"><text:span text:style-name="T319">GEBRUIKER2</text:span></text:span><text:span text:style-name="T318"><text:tab/></text:span><text:span text:style-name="T329"> <text:tab/><text:tab/></text:span><text:span text:style-name="T307"><draw:control text:anchor-type="as-char" svg:y="-0.429cm" draw:z-index="13" draw:name="Gebruiker 1" draw:style-name="gr2" draw:text-style-name="P99" svg:width="6.002cm" svg:height="0.6cm" draw:control="control14"><svg:title>Gebruiker</svg:title><svg:desc>Volledige naam, bijv. Jan Stek</svg:desc></draw:control></text:span><text:span text:style-name="T307"><text:tab/></text:span><text:span text:style-name="T308">[</text:span><text:span text:style-name="T302">volledige naam </text:span><text:span text:style-name="T304">evt. 2</text:span><text:span text:style-name="T331">e</text:span><text:span text:style-name="T304"> gebruiker</text:span><text:span text:style-name="T305">]</text:span></text:p>
      <text:p text:style-name="P61"><text:span text:style-name="Definition"><text:span text:style-name="T319">GEBRUIKERSN</text:span></text:span><text:span text:style-name="Definition"><text:span text:style-name="T320">aa</text:span></text:span><text:span text:style-name="Definition"><text:span text:style-name="T319">M2</text:span></text:span><text:span text:style-name="Definition"><text:span text:style-name="T323"><text:tab/></text:span></text:span><text:span text:style-name="T300"><draw:control text:anchor-type="as-char" svg:y="-0.429cm" draw:z-index="14" draw:name="Gberuikersnaam 1" draw:style-name="gr2" draw:text-style-name="P99" svg:width="6.002cm" svg:height="0.6cm" draw:control="control15"><svg:title>Gebruikersnaam</svg:title><svg:desc>Korte naam, bijv. jan</svg:desc></draw:control></text:span><text:span text:style-name="T300"><text:tab/></text:span><text:span text:style-name="T322">[</text:span><text:span text:style-name="T321">korte naam</text:span><text:span text:style-name="T324"> </text:span><text:span text:style-name="T325">evt. 2</text:span><text:span text:style-name="T332">e</text:span><text:span text:style-name="T325"> gebruiker</text:span><text:span text:style-name="T326">]</text:span></text:p>
      <text:p text:style-name="P7"><text:span text:style-name="T232">Vervang </text:span><text:span text:style-name="T239">de</text:span><text:span text:style-name="T232"> </text:span><text:span text:style-name="Definition"><text:span text:style-name="T26">ONDERSTREEPTE</text:span></text:span><text:span text:style-name="T232"> </text:span><text:span text:style-name="T233">woorden </text:span><text:span text:style-name="T232">in deze checklist door </text:span><text:span text:style-name="T239">d</text:span><text:span text:style-name="T240">i</text:span><text:span text:style-name="T239">e </text:span><text:span text:style-name="T238">in </text:span><text:span text:style-name="T240">het</text:span><text:span text:style-name="Strong_20_Emphasis"><text:span text:style-name="T68"> </text:span></text:span><text:span text:style-name="Strong_20_Emphasis"><text:span text:style-name="T92">tekstvak</text:span></text:span><text:span text:style-name="T232">.</text:span></text:p>
      <text:p text:style-name="P46"/>
      <text:p text:style-name="P46"/>
      <text:p text:style-name="P4"><text:span text:style-name="T244">Nog niet op Linux?</text:span><text:span text:style-name="T234"><text:tab/></text:span><text:span text:style-name="T241"><text:tab/></text:span><text:span text:style-name="T242">G</text:span><text:span text:style-name="T235">ebruik </text:span><text:span text:style-name="Strong_20_Emphasis"><text:span text:style-name="T245">Checklist migratie</text:span></text:span><text:span text:style-name="T23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36"> onder </text:span><text:span text:style-name="T243">Linux</text:span><text:span text:style-name="T237">.</text:span></text:p>
      <text:p text:style-name="P43"><text:span text:style-name="T204">Nieuwe installatie?</text:span><text:span text:style-name="T199"><text:tab/></text:span><text:span text:style-name="T201"></text:span><text:span text:style-name="T203"><text:tab/></text:span><text:span text:style-name="T202">B</text:span><text:span text:style-name="T199">egin bij hoofdstuk </text:span><text:span text:style-name="T204"><text:bookmark-ref text:reference-format="page" text:ref-name="__RefNumPara__4009_1271708128">2</text:bookmark-ref></text:span><text:span text:style-name="T199"><text:s text:c="2"/></text:span><text:span text:style-name="T205"><text:bookmark-ref text:reference-format="text" text:ref-name="__RefNumPara__4009_1271708128">Installatie uitvoeren</text:bookmark-ref></text:span><text:span text:style-name="T200">.</text:span></text:p>
      <text:p text:style-name="P27"/>
      <text:p text:style-name="P27"/>
      <text:list xml:id="list2966846907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1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99"><draw:control text:anchor-type="as-char" draw:z-index="11" draw:name="Vorm3_0" draw:style-name="gr1" draw:text-style-name="P98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99"><draw:control text:anchor-type="as-char" draw:z-index="18" draw:name="Vorm3_ 2" draw:style-name="gr1" draw:text-style-name="P98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9"><text:span text:style-name="User_20_Entry"><text:span text:style-name="T139">E</text:span></text:span><text:span text:style-name="User_20_Entry"><text:span text:style-name="T184">v</text:span></text:span><text:span text:style-name="User_20_Entry"><text:span text:style-name="T185">en</text:span></text:span><text:span text:style-name="User_20_Entry"><text:span text:style-name="T187">t</text:span></text:span><text:span text:style-name="User_20_Entry"><text:span text:style-name="T188">uele </text:span></text:span><text:span text:style-name="User_20_Entry"><text:span text:style-name="T189">extra </text:span></text:span><text:span text:style-name="Definition"><text:span text:style-name="T346">gebruiker</text:span></text:span><text:span text:style-name="User_20_Entry"><text:span text:style-name="T173">s</text:span></text:span><text:span text:style-name="User_20_Entry"><text:span text:style-name="T189"> aanmelden </text:span></text:span><text:span text:style-name="User_20_Entry"><text:span text:style-name="T190">en dezelfde stappen uitvoeren</text:span></text:span><text:span text:style-name="User_20_Entry"><text:span text:style-name="T186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0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0"><draw:control text:anchor-type="as-char" draw:z-index="19" draw:name="Vorm 2" draw:style-name="gr1" draw:text-style-name="P98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3" text:note-class="footnote"><text:note-citation>3</text:note-citation><text:note-body><text:p text:style-name="P67"><text:span text:style-name="T342">Debian-</text:span><text:span text:style-name="T343">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4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73"><text:span text:style-name="Strong_20_Emphasis"><text:span text:style-name="T94">D</text:span></text:span><text:span text:style-name="Strong_20_Emphasis"><text:span text:style-name="T68">ruk op de </text:span></text:span><text:span text:style-name="Strong_20_Emphasis"><text:span text:style-name="T65">Super</text:span></text:span><text:span text:style-name="Strong_20_Emphasis"><text:span text:style-name="T68">-toets</text:span></text:span><text:span text:style-name="Strong_20_Emphasis"><text:span text:style-name="T43"><text:note text:id="ftn4" text:note-class="footnote"><text:note-citation>4</text:note-citation><text:note-body><text:p text:style-name="P69"><text:span text:style-name="T198">D</text:span>e <text:span text:style-name="T338">Super</text:span>-toets <text:span text:style-name="T269">is de Windows-toets, Command-toets </text:span><text:span text:style-name="T270">(Apple)</text:span><text:span text:style-name="T269">, of Vergrootglas-toets </text:span><text:span text:style-name="T270">(Chromebook)</text:span><text:span text:style-name="T269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10">ter</text:span></text:span><text:span text:style-name="Strong_20_Emphasis"><text:span text:style-name="T111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2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3"/></text:span></text:p>
          </table:table-cell>
          <table:table-cell table:style-name="_31_._5f_Installatie_5f_voorbereiden.D5" office:value-type="string">
            <text:p text:style-name="P51"><text:span text:style-name="T3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58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5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5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0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0"><draw:control text:anchor-type="as-char" draw:z-index="20" draw:name="Vorm 7" draw:style-name="gr1" draw:text-style-name="P9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4"><text:span text:style-name="Strong_20_Emphasis"><text:span text:style-name="T6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1" office:value-type="string">
            <text:p text:style-name="P74"><text:span text:style-name="Strong_20_Emphasis"><text:span text:style-name="T94">D</text:span></text:span><text:span text:style-name="Strong_20_Emphasis"><text:span text:style-name="T63">ruk </text:span></text:span><text:span text:style-name="Strong_20_Emphasis"><text:span text:style-name="T64">op de </text:span></text:span><text:span text:style-name="Strong_20_Emphasis"><text:span text:style-name="T65">Super</text:span></text:span><text:span text:style-name="Strong_20_Emphasis"><text:span text:style-name="T64">-toets</text:span></text:span><text:span text:style-name="Strong_20_Emphasis"><text:span text:style-name="T62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</text:span></text:span><text:span text:style-name="Strong_20_Emphasis"><text:span text:style-name="T102">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53"/></text:span></text:p>
          </table:table-cell>
          <table:table-cell table:style-name="_31_._5f_Installatie_5f_voorbereiden.D12" office:value-type="string">
            <text:p text:style-name="P72"><text:span text:style-name="Strong_20_Emphasis"><text:span text:style-name="T71">K</text:span></text:span><text:span text:style-name="Strong_20_Emphasis"><text:span text:style-name="T72">ie</text:span></text:span><text:span text:style-name="Strong_20_Emphasis"><text:span text:style-name="T73">s</text:span></text:span><text:span text:style-name="Strong_20_Emphasis"><text:span text:style-name="T61"> </text:span></text:span><text:span text:style-name="Strong_20_Emphasis"><text:span text:style-name="T122">1</text:span></text:span><text:span text:style-name="Strong_20_Emphasis"><text:span text:style-name="T123"> </text:span></text:span><text:span text:style-name="Strong_20_Emphasis"><text:span text:style-name="T124">In</text:span></text:span><text:span text:style-name="Strong_20_Emphasis"><text:span text:style-name="T117">stallatie voorbereiden</text:span></text:span><text:span text:style-name="Strong_20_Emphasis"><text:span text:style-name="T7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3">Verder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1"/>
      <text:list xml:id="list183021565906958" text:continue-numbering="true" text:style-name="L1">
        <text:list-item>
          <text:p text:style-name="P94"><text:bookmark-start text:name="__RefNumPara__4009_1271708128"/><text:span text:style-name="Strong_20_Emphasis"><text:span text:style-name="T246">Installatie uitvoeren</text:span></text:span><text:bookmark-end text:name="__RefNumPara__4009_1271708128"/></text:p>
        </text:list-item>
      </text:list>
      <text:p text:style-name="P1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00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249">Start de computer op vanaf </text:span><text:span text:style-name="T253">een </text:span><text:span text:style-name="Strong_20_Emphasis"><text:span text:style-name="T227"><text:user-field-get text:name="Distro">Ubuntu</text:user-field-get></text:span></text:span><text:span text:style-name="T248"><text:s/></text:span><text:span text:style-name="T228"><text:user-field-get text:name="Version">22.04</text:user-field-get></text:span><text:span text:style-name="T134"><text:s/>Live</text:span><text:span text:style-name="T134"><text:note text:id="ftn5" text:note-class="footnote"><text:note-citation>1</text:note-citation><text:note-body><text:p text:style-name="P68"><text:span text:style-name="T333">Vanaf ee</text:span>n Live <text:span text:style-name="T344">usb</text:span><text:span text:style-name="T337">-stick </text:span><text:span text:style-name="T339">(</text:span><text:span text:style-name="T337">of </text:span><text:span text:style-name="T340">dvd</text:span><text:span text:style-name="T339">)</text:span><text:span text:style-name="T23"> </text:span>kunt <text:span text:style-name="T333">u opstarten en</text:span> <text:span text:style-name="T17">met </text:span><text:span text:style-name="Strong_20_Emphasis"><text:span text:style-name="T273"><text:user-field-get text:name="Distro">Ubuntu</text:user-field-get></text:span></text:span><text:span text:style-name="Strong_20_Emphasis"><text:span text:style-name="T273"><text:s/></text:span></text:span>werken zonder deze te installeren.</text:p></text:note-body></text:note></text:span><text:span text:style-name="T134"> </text:span><text:span text:style-name="T135">usb</text:span><text:span text:style-name="T136">-stick</text:span><text:span text:style-name="T136"><text:note text:id="ftn6" text:note-class="footnote"><text:note-citation>2</text:note-citation><text:note-body><text:p text:style-name="P66"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43">cd</text:span></text:span><text:span text:style-name="Strong_20_Emphasis"><text:span text:style-name="T169">-beeldbestand</text:span></text:span><text:span text:style-name="Strong_20_Emphasis"><text:span text:style-name="T144"> </text:span></text:span><text:span text:style-name="Strong_20_Emphasis"><text:span text:style-name="T145">(.iso) </text:span></text:span><text:span text:style-name="Strong_20_Emphasis"><text:span text:style-name="T144">vanaf </text:span></text:span><text:a xlink:type="simple" xlink:href="https://nl.releases.ubuntu.com/" text:style-name="Internet_20_link" text:visited-style-name="Visited_20_Internet_20_Link"><text:span text:style-name="Strong_20_Emphasis"><text:span text:style-name="T335">nl.releases.ubuntu.com</text:span></text:span></text:a><text:span text:style-name="Strong_20_Emphasis"><text:span text:style-name="T144">, </text:span></text:span><text:span text:style-name="Strong_20_Emphasis"><text:span text:style-name="T146">klik op</text:span></text:span><text:span text:style-name="Strong_20_Emphasis"><text:span text:style-name="T147"> </text:span></text:span><text:span text:style-name="Strong_20_Emphasis"><text:span text:style-name="T175">Ubuntu 2</text:span></text:span><text:span text:style-name="Strong_20_Emphasis"><text:span text:style-name="T176">2</text:span></text:span><text:span text:style-name="Strong_20_Emphasis"><text:span text:style-name="T175">.04... LTS (Jammy Jellyfish)</text:span></text:span><text:span text:style-name="Strong_20_Emphasis"><text:span text:style-name="T147">, </text:span></text:span><text:span text:style-name="Strong_20_Emphasis"><text:span text:style-name="T148">en </text:span></text:span><text:span text:style-name="Strong_20_Emphasis"><text:span text:style-name="T146">klik </text:span></text:span><text:span text:style-name="Strong_20_Emphasis"><text:span text:style-name="T148">vervolgens </text:span></text:span><text:span text:style-name="Strong_20_Emphasis"><text:span text:style-name="T149">achter</text:span></text:span><text:span text:style-name="Strong_20_Emphasis"><text:span text:style-name="T148"> </text:span></text:span><text:span text:style-name="Strong_20_Emphasis"><text:span text:style-name="T177">Desktop image</text:span></text:span><text:span text:style-name="Strong_20_Emphasis"><text:span text:style-name="T148"> </text:span></text:span><text:span text:style-name="Strong_20_Emphasis"><text:span text:style-name="T149">op </text:span></text:span><text:span text:style-name="Strong_20_Emphasis"><text:span text:style-name="T174">64-bit PC (AMD64) desktop image</text:span></text:span><text:span text:style-name="Strong_20_Emphasis"><text:span text:style-name="T172">.</text:span></text:span><text:span text:style-name="Strong_20_Emphasis"><text:span text:style-name="T148"><text:line-break/></text:span></text:span><text:span text:style-name="Strong_20_Emphasis"><text:span text:style-name="T146">P</text:span></text:span><text:span text:style-name="Strong_20_Emphasis"><text:span text:style-name="T141">laats </text:span></text:span><text:span text:style-name="Strong_20_Emphasis"><text:span text:style-name="T142">een </text:span></text:span><text:span text:style-name="Strong_20_Emphasis"><text:span text:style-name="T143">usb</text:span></text:span><text:span text:style-name="Strong_20_Emphasis"><text:span text:style-name="T142">-stick </text:span></text:span><text:span text:style-name="Strong_20_Emphasis"><text:span text:style-name="T170">va</text:span></text:span><text:span text:style-name="Strong_20_Emphasis"><text:span text:style-name="T150">n </text:span></text:span><text:span text:style-name="Strong_20_Emphasis"><text:span text:style-name="T151">min</text:span></text:span><text:span text:style-name="Strong_20_Emphasis"><text:span text:style-name="T152">imaal</text:span></text:span><text:span text:style-name="Strong_20_Emphasis"><text:span text:style-name="T151"> </text:span></text:span><text:span text:style-name="Strong_20_Emphasis"><text:span text:style-name="T153">4</text:span></text:span><text:span text:style-name="Strong_20_Emphasis"><text:span text:style-name="T151"> GB. <text:line-break/></text:span></text:span><text:span text:style-name="Strong_20_Emphasis"><text:span text:style-name="T171">Zoek</text:span></text:span><text:span text:style-name="Strong_20_Emphasis"><text:span text:style-name="T151"> </text:span></text:span><text:span text:style-name="Strong_20_Emphasis"><text:span text:style-name="T178">s</text:span></text:span><text:span text:style-name="Strong_20_Emphasis"><text:span text:style-name="T179">ch</text:span></text:span><text:span text:style-name="Strong_20_Emphasis"><text:span text:style-name="T151"> en klik op het pictogram van</text:span></text:span><text:span text:style-name="Strong_20_Emphasis"><text:span text:style-name="T154"> </text:span></text:span><text:span text:style-name="Strong_20_Emphasis"><text:span text:style-name="T181">Schijven</text:span></text:span><text:span text:style-name="Strong_20_Emphasis"><text:span text:style-name="T155">. Selecteer de </text:span></text:span><text:span text:style-name="Strong_20_Emphasis"><text:span text:style-name="T156">usb</text:span></text:span><text:span text:style-name="Strong_20_Emphasis"><text:span text:style-name="T155">-stick in de lijst van schijven aan de linkerkant en klik rechtsboven op </text:span></text:span><text:span text:style-name="Strong_20_Emphasis"><text:span text:style-name="T180">Schijfinstellingen</text:span></text:span><text:span text:style-name="Strong_20_Emphasis"><text:span text:style-name="T155"> </text:span></text:span><text:span text:style-name="Strong_20_Emphasis"><text:span text:style-name="T180">⋮</text:span></text:span><text:span text:style-name="Strong_20_Emphasis"><text:span text:style-name="T155"> (icoontje met de drie puntjes).</text:span></text:span></text:p><text:p text:style-name="P63"><text:span text:style-name="Strong_20_Emphasis"><text:span text:style-name="T155"><text:tab/>Kies </text:span></text:span><text:span text:style-name="Strong_20_Emphasis"><text:span text:style-name="T180">Schijfkopie terugzetten</text:span></text:span><text:span text:style-name="Strong_20_Emphasis"><text:span text:style-name="T155"> en selecteer </text:span></text:span><text:span text:style-name="Strong_20_Emphasis"><text:span text:style-name="T157">het net</text:span></text:span><text:span text:style-name="Strong_20_Emphasis"><text:span text:style-name="T158"> gedownloade </text:span></text:span><text:span text:style-name="Strong_20_Emphasis"><text:span text:style-name="T159">cd</text:span></text:span><text:span text:style-name="T18">-beeldbestand </text:span><text:span text:style-name="T19">(.iso)</text:span><text:span text:style-name="Strong_20_Emphasis"><text:span text:style-name="T158">.</text:span></text:span></text:p><text:p text:style-name="P65"><text:span text:style-name="Strong_20_Emphasis"><text:span text:style-name="T155"><text:tab/>Klik op </text:span></text:span><text:span text:style-name="Strong_20_Emphasis"><text:span text:style-name="T180">Terugzetten starten</text:span></text:span><text:span text:style-name="Strong_20_Emphasis"><text:span text:style-name="T155"> en vervolgens op </text:span></text:span><text:span text:style-name="Strong_20_Emphasis"><text:span text:style-name="T180">Terugzetten</text:span></text:span><text:span text:style-name="Strong_20_Emphasis"><text:span text:style-name="T160">.<text:line-break/></text:span></text:span><text:span text:style-name="Strong_20_Emphasis"><text:span text:style-name="T161">O</text:span></text:span><text:span text:style-name="Strong_20_Emphasis"><text:span text:style-name="T142">f </text:span></text:span><text:span text:style-name="Strong_20_Emphasis"><text:span text:style-name="T162">gebruik </text:span></text:span><text:span text:style-name="Strong_20_Emphasis"><text:span text:style-name="T163">het programma </text:span></text:span><text:span text:style-name="Strong_20_Emphasis"><text:span text:style-name="T182">Etche</text:span></text:span><text:span text:style-name="Strong_20_Emphasis"><text:span text:style-name="T183">r</text:span></text:span><text:span text:style-name="Strong_20_Emphasis"><text:span text:style-name="T163"> </text:span></text:span><text:span text:style-name="Strong_20_Emphasis"><text:span text:style-name="T164">(</text:span></text:span><text:a xlink:type="simple" xlink:href="https://www.balena.io/etcher/" text:style-name="Internet_20_link" text:visited-style-name="Visited_20_Internet_20_Link"><text:span text:style-name="Strong_20_Emphasis"><text:span text:style-name="T336">etcher.io</text:span></text:span></text:a><text:span text:style-name="Strong_20_Emphasis"><text:span text:style-name="T164">) </text:span></text:span><text:span text:style-name="Strong_20_Emphasis"><text:span text:style-name="T165">dat </text:span></text:span><text:span text:style-name="Strong_20_Emphasis"><text:span text:style-name="T142">beschikbaar </text:span></text:span><text:span text:style-name="Strong_20_Emphasis"><text:span text:style-name="T165">is </text:span></text:span><text:span text:style-name="Strong_20_Emphasis"><text:span text:style-name="T142">voor </text:span></text:span><text:span text:style-name="Strong_20_Emphasis"><text:span text:style-name="T155">Windows, </text:span></text:span><text:span text:style-name="Strong_20_Emphasis"><text:span text:style-name="T166">mac</text:span></text:span><text:span text:style-name="Strong_20_Emphasis"><text:span text:style-name="T167">OS</text:span></text:span><text:span text:style-name="Strong_20_Emphasis"><text:span text:style-name="T163">, </text:span></text:span><text:span text:style-name="Strong_20_Emphasis"><text:span text:style-name="T164">en </text:span></text:span><text:span text:style-name="Strong_20_Emphasis"><text:span text:style-name="T163">Linux</text:span></text:span><text:span text:style-name="Strong_20_Emphasis"><text:span text:style-name="T168">.</text:span></text:span></text:p></text:note-body></text:note></text:span><text:span text:style-name="T134"> </text:span><text:span text:style-name="T137">of dvd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41"><text:span text:style-name="T192">Opstart/</text:span><text:span text:style-name="T193">bootmenu</text:span><text:span text:style-name="T192"> </text:span><text:span text:style-name="T191">via </text:span><text:span text:style-name="Definition"><text:span text:style-name="T349">opstartmenu</text:span></text:span><text:span text:style-name="T191"> </text:span><text:span text:style-name="T194">en</text:span><text:span text:style-name="T191"> </text:span><text:span text:style-name="T192">instellingen/</text:span><text:span text:style-name="T193">setup</text:span><text:span text:style-name="T191"> via </text:span><text:span text:style-name="Definition"><text:span text:style-name="T6">instellingen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3"/></text:span></text:p>
          </table:table-cell>
          <table:table-cell table:style-name="_32_._5f_Installatie_5f_uitvoeren.C3" office:value-type="string">
            <text:p text:style-name="P25"><text:span text:style-name="Strong_20_Emphasis"><text:span text:style-name="T49">D</text:span></text:span><text:span text:style-name="Strong_20_Emphasis"><text:span text:style-name="T44">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 </text:span></text:span><text:span text:style-name="Strong_20_Emphasis"><text:span text:style-name="T49">(</text:span></text:span><text:span text:style-name="Strong_20_Emphasis"><text:span text:style-name="T116">Try or Install Ubuntu</text:span></text:span><text:span text:style-name="Strong_20_Emphasis"><text:span text:style-name="T48"> </text:span></text:span><text:span text:style-name="Strong_20_Emphasis"><text:span text:style-name="T49">is reeds geselecteerd)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4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38"><draw:control text:anchor-type="as-char" draw:z-index="17" draw:name="Vorm 6" draw:style-name="gr1" draw:text-style-name="P98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4"><text:span text:style-name="T250">Kies</text:span><text:span text:style-name="T251"> </text:span><text:span text:style-name="T254">Nederlands</text:span><text:span text:style-name="T251"> en klik</text:span><text:span text:style-name="T252"> </text:span><text:span text:style-name="T251">op</text:span><text:span text:style-name="T250"> </text:span><text:span text:style-name="T247">Ubuntu installeren</text:span><text:span text:style-name="T250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6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7" office:value-type="string">
            <text:p text:style-name="P23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5">installatie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8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53"><draw:control text:anchor-type="as-char" draw:z-index="15" draw:name="Vorm 1" draw:style-name="gr1" draw:text-style-name="P98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6"><text:span text:style-name="T286">Op </text:span><text:span text:style-name="T287">het </text:span><text:span text:style-name="T285">scherm </text:span><text:span text:style-name="Strong_20_Emphasis"><text:span text:style-name="T285">Wie bent u?</text:span></text:span><text:span text:style-name="T285">: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17"><text:span text:style-name="T292">V</text:span><text:span text:style-name="T286">ul </text:span><text:span text:style-name="T288">in </text:span><text:span text:style-name="Strong_20_Emphasis"><text:span text:style-name="T289">Uw n</text:span></text:span><text:span text:style-name="Strong_20_Emphasis"><text:span text:style-name="T290">aam</text:span></text:span><text:span text:style-name="Strong_20_Emphasis"><text:span text:style-name="T276"> </text:span></text:span><text:span text:style-name="Definition"><text:span text:style-name="T4">gebruiker</text:span></text:span><text:span text:style-name="Strong_20_Emphasis"><text:span text:style-name="T277">, <text:line-break/></text:span></text:span><text:span text:style-name="Strong_20_Emphasis"><text:span text:style-name="T290">Naam </text:span></text:span><text:span text:style-name="Strong_20_Emphasis"><text:span text:style-name="T289">van uw </text:span></text:span><text:span text:style-name="Strong_20_Emphasis"><text:span text:style-name="T291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76">,<text:line-break/></text:span></text:span><text:span text:style-name="Strong_20_Emphasis"><text:span text:style-name="T289">Kies een g</text:span></text:span><text:span text:style-name="Strong_20_Emphasis"><text:span text:style-name="T291">ebruikersnaam</text:span></text:span><text:span text:style-name="Strong_20_Emphasis"><text:span text:style-name="T276"> </text:span></text:span><text:span text:style-name="Definition"><text:span text:style-name="T4">gebruikersnaam</text:span></text:span><text:span text:style-name="Strong_20_Emphasis"><text:span text:style-name="T276">,<text:line-break/></text:span></text:span><text:span text:style-name="Strong_20_Emphasis"><text:span text:style-name="T278">g</text:span></text:span><text:span text:style-name="Strong_20_Emphasis"><text:span text:style-name="T275">eef tweemaal een </text:span></text:span><text:span text:style-name="Strong_20_Emphasis"><text:span text:style-name="T284">wachtwoord</text:span></text:span><text:span text:style-name="Strong_20_Emphasis"><text:span text:style-name="T275">,</text:span></text:span><text:span text:style-name="Strong_20_Emphasis"><text:span text:style-name="T279"> </text:span></text:span><text:span text:style-name="Strong_20_Emphasis"><text:span text:style-name="T280">en</text:span></text:span><text:span text:style-name="Strong_20_Emphasis"><text:span text:style-name="T279"> </text:span></text:span><text:span text:style-name="Strong_20_Emphasis"><text:span text:style-name="T281">k</text:span></text:span><text:span text:style-name="Strong_20_Emphasis"><text:span text:style-name="T275">lik op </text:span></text:span><text:span text:style-name="Strong_20_Emphasis"><text:span text:style-name="T284">Verder</text:span></text:span><text:span text:style-name="Strong_20_Emphasis"><text:span text:style-name="T275">.</text:span></text:span></text:p>
          </table:table-cell>
        </table:table-row>
      </table:table>
      <text:p text:style-name="P47"><text:span text:style-name="Strong_20_Emphasis"><text:span text:style-name="T103"/></text:span></text:p>
      <text:list xml:id="list183021238042445" text:continue-numbering="true" text:style-name="L1">
        <text:list-item>
          <text:p text:style-name="P93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0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6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2" office:value-type="string">
            <text:p text:style-name="P86"><text:span text:style-name="Strong_20_Emphasis"><text:span text:style-name="T104"/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52"/></text:span></text:p>
          </table:table-cell>
          <table:table-cell table:style-name="_33_._5f_Installatie_5f_afronden.C3" office:value-type="string">
            <text:p text:style-name="P26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welkomst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4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100"><draw:control text:anchor-type="as-char" draw:z-index="9" draw:name="Vorm4_1" draw:style-name="gr1" draw:text-style-name="P98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7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7" text:note-class="footnote"><text:note-citation>1</text:note-citation><text:note-body><text:p text:style-name="P64"><text:span text:style-name="T342">Debian-p</text:span>akket kz plaatst documenten en scripts van Karel Zimmer <text:span text:style-name="T341">(zie </text:span><text:a xlink:type="simple" xlink:href="https://karelzimmer.nl/" text:style-name="Internet_20_link" text:visited-style-name="Visited_20_Internet_20_Link"><text:span text:style-name="Strong_20_Emphasis"><text:span text:style-name="T334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8"><text:span text:style-name="Strong_20_Emphasis"><text:span text:style-name="T95">D</text:span></text:span><text:span text:style-name="Strong_20_Emphasis"><text:span text:style-name="T77">ruk</text:span></text:span><text:span text:style-name="Strong_20_Emphasis"><text:span text:style-name="T6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8"><text:note text:id="ftn8" text:note-class="footnote"><text:note-citation>2</text:note-citation><text:note-body><text:p text:style-name="P44"><text:span text:style-name="T212">De </text:span><text:span text:style-name="T213">Super</text:span><text:span text:style-name="T212">-toets is de Windows-toets, Command-toets </text:span><text:span text:style-name="T214">(Apple)</text:span><text:span text:style-name="T212">, of Vergrootglas-toets </text:span><text:span text:style-name="T214">(Chromebook)</text:span><text:span text:style-name="T212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10">ter</text:span></text:span><text:span text:style-name="Strong_20_Emphasis"><text:span text:style-name="T111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2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53"/></text:span></text:p>
          </table:table-cell>
          <table:table-cell table:style-name="_33_._5f_Installatie_5f_afronden.C7" office:value-type="string">
            <text:p text:style-name="P89"><text:span text:style-name="T5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79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8" office:value-type="string">
            <text:p text:style-name="P90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9" office:value-type="string">
            <text:p text:style-name="P90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10" office:value-type="string">
            <text:p text:style-name="P58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11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0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80">Rond de</text:span></text:span><text:span text:style-name="Strong_20_Emphasis"><text:span text:style-name="T81"> installatie </text:span></text:span><text:span text:style-name="Strong_20_Emphasis"><text:span text:style-name="T80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3" office:value-type="string">
            <text:p text:style-name="P91"><text:span text:style-name="Strong_20_Emphasis"><text:span text:style-name="T95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3"/></text:span></text:p>
          </table:table-cell>
          <table:table-cell table:style-name="_33_._5f_Installatie_5f_afronden.C14" office:value-type="string">
            <text:p text:style-name="P72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5">3</text:span></text:span><text:span text:style-name="Strong_20_Emphasis"><text:span text:style-name="T105"> </text:span></text:span><text:span text:style-name="Strong_20_Emphasis"><text:span text:style-name="T126">Installatie</text:span></text:span><text:span text:style-name="Strong_20_Emphasis"><text:span text:style-name="T127"> </text:span></text:span><text:span text:style-name="Strong_20_Emphasis"><text:span text:style-name="T128">afrond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4">Verder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5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7"><text:tab/></text:span></text:span></text:p>
      <text:p text:style-name="P49"><text:span text:style-name="Strong_20_Emphasis"><text:span text:style-name="T74"/></text:span></text:p>
      <text:p text:style-name="P50"><text:span text:style-name="Strong_20_Emphasis"><text:span text:style-name="T61"/></text:span></text:p>
      <text:list xml:id="list183021266826829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0"><draw:control text:anchor-type="as-char" draw:z-index="10" draw:name="Vorm40_0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0"><draw:control text:anchor-type="as-char" draw:z-index="21" draw:name="Vorm40_ 1" draw:style-name="gr1" draw:text-style-name="P98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85"><text:note text:id="ftn9" text:note-class="footnote"><text:note-citation>1</text:note-citation><text:note-body><text:p text:style-name="P60"><text:span text:style-name="User_20_Entry"><text:span text:style-name="T195">E</text:span></text:span><text:span text:style-name="User_20_Entry"><text:span text:style-name="T197">ventuele extra </text:span></text:span><text:span text:style-name="Definition"><text:span text:style-name="T347">gebruiker</text:span></text:span><text:span text:style-name="User_20_Entry"><text:span text:style-name="T196">s</text:span></text:span><text:span text:style-name="User_20_Entry"><text:span text:style-name="T197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2" office:value-type="string">
            <text:p text:style-name="P29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100"><draw:control text:anchor-type="as-char" draw:z-index="12" draw:name="Vorm40_2" draw:style-name="gr1" draw:text-style-name="P98" svg:width="0.35cm" svg:height="0.35cm" draw:control="control13"/></text:span></text:span></text:p>
          </table:table-cell>
          <table:table-cell table:style-name="Tabel2.A1" office:value-type="string">
            <text:p text:style-name="P84"><text:span text:style-name="Strong_20_Emphasis"><text:span text:style-name="T100"><draw:control text:anchor-type="as-char" draw:z-index="22" draw:name="Vorm40_ 2" draw:style-name="gr1" draw:text-style-name="P98" svg:width="0.35cm" svg:height="0.35cm" draw:control="control23"/></text:span></text:span></text:p>
          </table:table-cell>
          <table:table-cell table:style-name="Tabel2.D5" office:value-type="string">
            <text:p text:style-name="P19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7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22"><text:span text:style-name="Strong_20_Emphasis"><text:span text:style-name="T96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43"><text:note text:id="ftn10" text:note-class="footnote"><text:note-citation>2</text:note-citation><text:note-body><text:p text:style-name="P45"><text:span text:style-name="T212">De </text:span><text:span text:style-name="T213">Super</text:span><text:span text:style-name="T212">-toets is de Windows-toets, Command-toets </text:span><text:span text:style-name="T214">(Apple)</text:span><text:span text:style-name="T212">, of Vergrootglas-toets </text:span><text:span text:style-name="T214">(Chromebook)</text:span><text:span text:style-name="T212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7" office:value-type="string">
            <text:p text:style-name="P21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5">4 </text:span></text:span><text:span text:style-name="Strong_20_Emphasis"><text:span text:style-name="T109">Gebruiker inricht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5">Verder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8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8"><text:span text:style-name="Strong_20_Emphasis"><text:span text:style-name="T90"/></text:span></text:p>
      <text:p text:style-name="P32"/>
      <text:p text:style-name="P32"/>
      <text:p text:style-name="P33"><text:span text:style-name="T206">E</text:span><text:span text:style-name="T207">inde c</text:span><text:span text:style-name="T208">hecklist, </text:span><text:span text:style-name="T209">d</text:span><text:span text:style-name="T208">e installatie van </text:span><text:span text:style-name="Strong_20_Emphasis"><text:span text:style-name="T225"><text:user-field-get text:name="Distro">Ubuntu</text:user-field-get></text:span></text:span><text:span text:style-name="T210"><text:s/></text:span><text:span text:style-name="T211"><text:user-field-get text:name="Version">22.04</text:user-field-get></text:span><text:span text:style-name="Strong_20_Emphasis"><text:span text:style-name="T226"><text:s/></text:span></text:span><text:span text:style-name="Strong_20_Emphasis"><text:span text:style-name="T224">LTS</text:span></text:span><text:span text:style-name="T42"> 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T208">is voltooid.</text:span></text:p>
      <text:p text:style-name="P14"/>
      <text:p text:style-name="P8"><text:span text:style-name="Emphasis"><text:span text:style-name="T296">Geschreven </text:span></text:span><text:span text:style-name="Emphasis"><text:span text:style-name="T294">d</text:span></text:span><text:span text:style-name="Emphasis"><text:span text:style-name="T29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7">Karel Zimmer</text:span></text:span></text:a><text:span text:style-name="Emphasis"><text:span text:style-name="T29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8">CC0 1.0 Universeel</text:span></text:span></text:a><text:span text:style-name="Emphasis"><text:span text:style-name="T296">,</text:span></text:span><text:span text:style-name="Emphasis"><text:span text:style-name="T293"> </text:span></text:span><text:span text:style-name="Strong_20_Emphasis"><text:span text:style-name="T61"><text:user-field-get style:data-style-name="N0" text:name="Releaseyear">2022</text:user-field-get></text:span></text:span><text:span text:style-name="Emphasis"><text:span text:style-name="T295">-</text:span></text:span><text:span text:style-name="Emphasis"><text:span text:style-name="T295"><text:date style:data-style-name="N10107" text:date-value="2023-07-23T18:30:20.583953638">2023</text:date></text:span></text:span><text:span text:style-name="Emphasis"><text:span text:style-name="T29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7-23T18:30:20.233597210">23-07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30:20.082659450</dc:date>
    <meta:keyword>Installatie</meta:keyword>
    <meta:keyword>Checklist</meta:keyword>
    <meta:keyword>Linux</meta:keyword>
    <meta:editing-cycles>6708</meta:editing-cycles>
    <meta:editing-duration>P11DT20H57M29S</meta:editing-duration>
    <dc:creator>Karel Zimmer</dc:creator>
    <meta:document-statistic meta:table-count="4" meta:image-count="0" meta:object-count="0" meta:page-count="4" meta:paragraph-count="85" meta:word-count="625" meta:character-count="4340" meta:non-whitespace-character-count="3759"/>
    <meta:user-defined meta:name="Info 1"/>
    <meta:user-defined meta:name="Info 2"/>
    <meta:user-defined meta:name="Info 3"/>
    <meta:user-defined meta:name="Info 4"/>
  </office:meta>
</office:document-meta>
</file>